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</style:style>
    <style:style style:name="T595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19484670326</text:p>
        </text:list-item>
        <text:list-item>
          <text:p text:style-name="P307">BR248917891160H</text:p>
        </text:list-item>
        <text:list-item>
          <text:p text:style-name="P308">BR2443425168272</text:p>
        </text:list-item>
        <text:list-item>
          <text:p text:style-name="P309">BR241833837662Y</text:p>
        </text:list-item>
        <text:list-item>
          <text:p text:style-name="P310">BR245470855867H</text:p>
        </text:list-item>
        <text:list-item>
          <text:p text:style-name="P311">BR240199962337F</text:p>
        </text:list-item>
        <text:list-item>
          <text:p text:style-name="P312">BR247829531465B</text:p>
        </text:list-item>
        <text:list-item>
          <text:p text:style-name="P313">BR240208682623Z</text:p>
        </text:list-item>
        <text:list-item>
          <text:p text:style-name="P314">BR246041307075F</text:p>
        </text:list-item>
        <text:list-item>
          <text:p text:style-name="P315">BR246446246193E</text:p>
        </text:list-item>
        <text:list-item>
          <text:p text:style-name="P316">BR2415163485598</text:p>
        </text:list-item>
        <text:list-item>
          <text:p text:style-name="P317">BR2477510657307</text:p>
        </text:list-item>
        <text:list-item>
          <text:p text:style-name="P318">BR2435229157712</text:p>
        </text:list-item>
        <text:list-item>
          <text:p text:style-name="P319">BR244055558008O</text:p>
        </text:list-item>
        <text:list-item>
          <text:p text:style-name="P320">BR242847097771H</text:p>
        </text:list-item>
        <text:list-item>
          <text:p text:style-name="P321">BR2414041140904</text:p>
        </text:list-item>
        <text:list-item>
          <text:p text:style-name="P322">BR243271990785P</text:p>
        </text:list-item>
        <text:list-item>
          <text:p text:style-name="P323">BR244542444670D</text:p>
        </text:list-item>
        <text:list-item>
          <text:p text:style-name="P324">BR240227817973B</text:p>
        </text:list-item>
        <text:list-item>
          <text:p text:style-name="P325">BR2433441652146</text:p>
        </text:list-item>
        <text:list-item>
          <text:p text:style-name="P326">BR242543673921A</text:p>
        </text:list-item>
        <text:list-item>
          <text:p text:style-name="P327">BR2408482915820</text:p>
        </text:list-item>
        <text:list-item>
          <text:p text:style-name="P328">BR2460395377058</text:p>
        </text:list-item>
        <text:list-item>
          <text:p text:style-name="P329">BR244674938986Z</text:p>
        </text:list-item>
        <text:list-item>
          <text:p text:style-name="P330">BR240843644152Z</text:p>
        </text:list-item>
        <text:list-item>
          <text:p text:style-name="P331">BR247508800072M</text:p>
        </text:list-item>
        <text:list-item>
          <text:p text:style-name="P332">BR243851762973N</text:p>
        </text:list-item>
        <text:list-item>
          <text:p text:style-name="P333">BR245226310119J</text:p>
        </text:list-item>
        <text:list-item>
          <text:p text:style-name="P334">BR245447217205U</text:p>
        </text:list-item>
        <text:list-item>
          <text:p text:style-name="P335">BR2414824900783</text:p>
        </text:list-item>
        <text:list-item>
          <text:p text:style-name="P336">BR242885078562W</text:p>
        </text:list-item>
        <text:list-item>
          <text:p text:style-name="P337">BR2449438619653</text:p>
        </text:list-item>
        <text:list-item>
          <text:p text:style-name="P338">BR241852130133R</text:p>
        </text:list-item>
        <text:list-item>
          <text:p text:style-name="P339">BR2407714612939</text:p>
        </text:list-item>
        <text:list-item>
          <text:p text:style-name="P340">BR247609619216L</text:p>
        </text:list-item>
        <text:list-item>
          <text:p text:style-name="P341">BR2409081671053</text:p>
        </text:list-item>
        <text:list-item>
          <text:p text:style-name="P342">BR245018289820C</text:p>
        </text:list-item>
        <text:list-item>
          <text:p text:style-name="P343">BR241965972108V</text:p>
        </text:list-item>
        <text:list-item>
          <text:p text:style-name="P344">BR2402401934096</text:p>
        </text:list-item>
        <text:list-item>
          <text:p text:style-name="P345">BR2428566542949</text:p>
        </text:list-item>
        <text:list-item>
          <text:p text:style-name="P346">BR247181412337R</text:p>
        </text:list-item>
        <text:list-item>
          <text:p text:style-name="P347">BR249045661924M</text:p>
        </text:list-item>
        <text:list-item>
          <text:p text:style-name="P348">BR240508044599H</text:p>
        </text:list-item>
        <text:list-item>
          <text:p text:style-name="P349">BR2407383167871</text:p>
        </text:list-item>
        <text:list-item>
          <text:p text:style-name="P350">BR248951759422Q</text:p>
        </text:list-item>
        <text:list-item>
          <text:p text:style-name="P351">BR244527112645O</text:p>
        </text:list-item>
        <text:list-item>
          <text:p text:style-name="P352">BR242075778997U</text:p>
        </text:list-item>
        <text:list-item>
          <text:p text:style-name="P353">BR2497453957092</text:p>
        </text:list-item>
        <text:list-item>
          <text:p text:style-name="P354">BR248804741102R</text:p>
        </text:list-item>
        <text:list-item>
          <text:p text:style-name="P355">BR247027819399B</text:p>
        </text:list-item>
        <text:list-item>
          <text:p text:style-name="P356">BR2465219410902</text:p>
        </text:list-item>
        <text:list-item>
          <text:p text:style-name="P357">BR248355755929T</text:p>
        </text:list-item>
        <text:list-item>
          <text:p text:style-name="P358">BR2497255908231</text:p>
        </text:list-item>
        <text:list-item>
          <text:p text:style-name="P359">BR2426293249943</text:p>
        </text:list-item>
        <text:list-item>
          <text:p text:style-name="P360">BR247839900324R</text:p>
        </text:list-item>
        <text:list-item>
          <text:p text:style-name="P361">BR242515985649A</text:p>
        </text:list-item>
        <text:list-item>
          <text:p text:style-name="P362">BR241686819961I</text:p>
        </text:list-item>
        <text:list-item>
          <text:p text:style-name="P363">BR2444443045685</text:p>
        </text:list-item>
        <text:list-item>
          <text:p text:style-name="P364">BR2451212777926</text:p>
        </text:list-item>
        <text:list-item>
          <text:p text:style-name="P365">BR244542682605Y</text:p>
        </text:list-item>
        <text:list-item>
          <text:p text:style-name="P366">BR243369015778A</text:p>
        </text:list-item>
        <text:list-item>
          <text:p text:style-name="P367">BR245996811197L</text:p>
        </text:list-item>
        <text:list-item>
          <text:p text:style-name="P368">BR2440876854394</text:p>
        </text:list-item>
        <text:list-item>
          <text:p text:style-name="P369">BR241976127474V</text:p>
        </text:list-item>
        <text:list-item>
          <text:p text:style-name="P370">BR242273048615E</text:p>
        </text:list-item>
        <text:list-item>
          <text:p text:style-name="P371">BR244688196171I</text:p>
        </text:list-item>
        <text:list-item>
          <text:p text:style-name="P372">BR249778396355W</text:p>
        </text:list-item>
        <text:list-item>
          <text:p text:style-name="P373">BR2465989009387</text:p>
        </text:list-item>
        <text:list-item>
          <text:p text:style-name="P374">BR243872973062X</text:p>
        </text:list-item>
        <text:list-item>
          <text:p text:style-name="P375">BR2454766314323</text:p>
        </text:list-item>
        <text:list-item>
          <text:p text:style-name="P376">BR2466400300074</text:p>
        </text:list-item>
        <text:list-item>
          <text:p text:style-name="P377">BR247840768438Z</text:p>
        </text:list-item>
        <text:list-item>
          <text:p text:style-name="P378">BR249580324630Z</text:p>
        </text:list-item>
        <text:list-item>
          <text:p text:style-name="P379">BR242623121461X</text:p>
        </text:list-item>
        <text:list-item>
          <text:p text:style-name="P380">BR249548496442Q</text:p>
        </text:list-item>
        <text:list-item>
          <text:p text:style-name="P381">BR249183488118P</text:p>
        </text:list-item>
        <text:list-item>
          <text:p text:style-name="P382">BR242191637746R</text:p>
        </text:list-item>
        <text:list-item>
          <text:p text:style-name="P383">BR2475715723556</text:p>
        </text:list-item>
        <text:list-item>
          <text:p text:style-name="P384">BR249348187077Z</text:p>
        </text:list-item>
        <text:list-item>
          <text:p text:style-name="P385">BR245735103796Y</text:p>
        </text:list-item>
        <text:list-item>
          <text:p text:style-name="P386">BR2402389646263</text:p>
        </text:list-item>
        <text:list-item>
          <text:p text:style-name="P387">BR244196211622I</text:p>
        </text:list-item>
        <text:list-item>
          <text:p text:style-name="P388">BR242755938415Z</text:p>
        </text:list-item>
        <text:list-item>
          <text:p text:style-name="P389">BR2484887646441</text:p>
        </text:list-item>
        <text:list-item>
          <text:p text:style-name="P390">BR245413109873N</text:p>
        </text:list-item>
        <text:list-item>
          <text:p text:style-name="P391">BR240094717490Y</text:p>
        </text:list-item>
        <text:list-item>
          <text:p text:style-name="P392">BR2443474884024</text:p>
        </text:list-item>
        <text:list-item>
          <text:p text:style-name="P393">BR242017805650N</text:p>
        </text:list-item>
        <text:list-item>
          <text:p text:style-name="P394">BR2452994816794</text:p>
        </text:list-item>
        <text:list-item>
          <text:p text:style-name="P395">BR240495710053T</text:p>
        </text:list-item>
        <text:list-item>
          <text:p text:style-name="P396">BR243565039846S</text:p>
        </text:list-item>
        <text:list-item>
          <text:p text:style-name="P397">BR247611159907T</text:p>
        </text:list-item>
        <text:list-item>
          <text:p text:style-name="P398">BR2418731803987</text:p>
        </text:list-item>
        <text:list-item>
          <text:p text:style-name="P399">BR2449253350120</text:p>
        </text:list-item>
        <text:list-item>
          <text:p text:style-name="P400">BR249000132859W</text:p>
        </text:list-item>
        <text:list-item>
          <text:p text:style-name="P401">BR248790145535N</text:p>
        </text:list-item>
        <text:list-item>
          <text:p text:style-name="P402">BR244227667521B</text:p>
        </text:list-item>
        <text:list-item>
          <text:p text:style-name="P403">BR2471697326346</text:p>
        </text:list-item>
        <text:list-item>
          <text:p text:style-name="P404">BR2405431631373</text:p>
        </text:list-item>
        <text:list-item>
          <text:p text:style-name="P405">BR243519952247O</text:p>
        </text:list-item>
        <text:list-item>
          <text:p text:style-name="P406">BR2472379205845</text:p>
        </text:list-item>
        <text:list-item>
          <text:p text:style-name="P407">BR2455571812578</text:p>
        </text:list-item>
        <text:list-item>
          <text:p text:style-name="P408">BR2474696086599</text:p>
        </text:list-item>
        <text:list-item>
          <text:p text:style-name="P409">BR245001719123A</text:p>
        </text:list-item>
        <text:list-item>
          <text:p text:style-name="P410">BR2474777454613</text:p>
        </text:list-item>
        <text:list-item>
          <text:p text:style-name="P411">BR240205693367U</text:p>
        </text:list-item>
        <text:list-item>
          <text:p text:style-name="P412">BR247728115786S</text:p>
        </text:list-item>
        <text:list-item>
          <text:p text:style-name="P413">BR243387466567Q</text:p>
        </text:list-item>
        <text:list-item>
          <text:p text:style-name="P414">BR2404842509977</text:p>
        </text:list-item>
        <text:list-item>
          <text:p text:style-name="P415">BR247555419739C</text:p>
        </text:list-item>
        <text:list-item>
          <text:p text:style-name="P416">BR241384869245O</text:p>
        </text:list-item>
        <text:list-item>
          <text:p text:style-name="P417">BR2444034609761</text:p>
        </text:list-item>
        <text:list-item>
          <text:p text:style-name="P418">BR242626700106Z</text:p>
        </text:list-item>
        <text:list-item>
          <text:p text:style-name="P419">BR241847536717R</text:p>
        </text:list-item>
        <text:list-item>
          <text:p text:style-name="P420">BR2412656529830</text:p>
        </text:list-item>
        <text:list-item>
          <text:p text:style-name="P421">BR245569522282V</text:p>
        </text:list-item>
        <text:list-item>
          <text:p text:style-name="P422">BR244208159165G</text:p>
        </text:list-item>
        <text:list-item>
          <text:p text:style-name="P423">BR2490314637215</text:p>
        </text:list-item>
        <text:list-item>
          <text:p text:style-name="P424">BR243268020439E</text:p>
        </text:list-item>
        <text:list-item>
          <text:p text:style-name="P425">BR2419155072861</text:p>
        </text:list-item>
        <text:list-item>
          <text:p text:style-name="P426">BR243978608670W</text:p>
        </text:list-item>
        <text:list-item>
          <text:p text:style-name="P427">BR244306512290A</text:p>
        </text:list-item>
        <text:list-item>
          <text:p text:style-name="P428">BR240477597673B</text:p>
        </text:list-item>
        <text:list-item>
          <text:p text:style-name="P429">BR244136724504A</text:p>
        </text:list-item>
        <text:list-item>
          <text:p text:style-name="P430">BR2473357598688</text:p>
        </text:list-item>
        <text:list-item>
          <text:p text:style-name="P431">BR2453086505135</text:p>
        </text:list-item>
        <text:list-item>
          <text:p text:style-name="P432">BR244972305176C</text:p>
        </text:list-item>
        <text:list-item>
          <text:p text:style-name="P433">BR243119119520I</text:p>
        </text:list-item>
        <text:list-item>
          <text:p text:style-name="P434">BR2490502971846</text:p>
        </text:list-item>
        <text:list-item>
          <text:p text:style-name="P435">BR249332795829P</text:p>
        </text:list-item>
        <text:list-item>
          <text:p text:style-name="P436">BR245681133512P</text:p>
        </text:list-item>
        <text:list-item>
          <text:p text:style-name="P437">BR248262099928P</text:p>
        </text:list-item>
        <text:list-item>
          <text:p text:style-name="P438">BR243882749380C</text:p>
        </text:list-item>
        <text:list-item>
          <text:p text:style-name="P439">BR2414797464249</text:p>
        </text:list-item>
        <text:list-item>
          <text:p text:style-name="P440">BR242511184857O</text:p>
        </text:list-item>
        <text:list-item>
          <text:p text:style-name="P441">BR2431641731147</text:p>
        </text:list-item>
        <text:list-item>
          <text:p text:style-name="P442">BR2463052293072</text:p>
        </text:list-item>
        <text:list-item>
          <text:p text:style-name="P443">BR242182370551T</text:p>
        </text:list-item>
        <text:list-item>
          <text:p text:style-name="P444">BR2493672408207</text:p>
        </text:list-item>
        <text:list-item>
          <text:p text:style-name="P445">BR246306638286Z</text:p>
        </text:list-item>
        <text:list-item>
          <text:p text:style-name="P446">BR2413349527517</text:p>
        </text:list-item>
        <text:list-item>
          <text:p text:style-name="P447">BR245085187756B</text:p>
        </text:list-item>
        <text:list-item>
          <text:p text:style-name="P448">BR2409518250186</text:p>
        </text:list-item>
        <text:list-item>
          <text:p text:style-name="P449">BR245297507277Z</text:p>
        </text:list-item>
        <text:list-item>
          <text:p text:style-name="P450">BR2461791363768</text:p>
        </text:list-item>
        <text:list-item>
          <text:p text:style-name="P451">BR241224056615Q</text:p>
        </text:list-item>
        <text:list-item>
          <text:p text:style-name="P452">BR248354591551E</text:p>
        </text:list-item>
        <text:list-item>
          <text:p text:style-name="P453">BR240846123727M</text:p>
        </text:list-item>
        <text:list-item>
          <text:p text:style-name="P454">BR2447503175192</text:p>
        </text:list-item>
        <text:list-item>
          <text:p text:style-name="P455">BR2464734782167</text:p>
        </text:list-item>
        <text:list-item>
          <text:p text:style-name="P456">BR2465604096122</text:p>
        </text:list-item>
        <text:list-item>
          <text:p text:style-name="P457">BR2437668067064</text:p>
        </text:list-item>
        <text:list-item>
          <text:p text:style-name="P458">BR240663416120E</text:p>
        </text:list-item>
        <text:list-item>
          <text:p text:style-name="P459">BR247040122256C</text:p>
        </text:list-item>
        <text:list-item>
          <text:p text:style-name="P460">BR240324702034H</text:p>
        </text:list-item>
        <text:list-item>
          <text:p text:style-name="P461">BR244375418369Q</text:p>
        </text:list-item>
        <text:list-item>
          <text:p text:style-name="P462">BR240879812219Q</text:p>
        </text:list-item>
        <text:list-item>
          <text:p text:style-name="P463">BR242452124179B</text:p>
        </text:list-item>
        <text:list-item>
          <text:p text:style-name="P464">BR248454362085U</text:p>
        </text:list-item>
        <text:list-item>
          <text:p text:style-name="P465">BR248783990869I</text:p>
        </text:list-item>
        <text:list-item>
          <text:p text:style-name="P466">BR241563103990J</text:p>
        </text:list-item>
        <text:list-item>
          <text:p text:style-name="P467">BR2408309104104</text:p>
        </text:list-item>
        <text:list-item>
          <text:p text:style-name="P468">BR247307185973B</text:p>
        </text:list-item>
        <text:list-item>
          <text:p text:style-name="P469">BR2483012663948</text:p>
        </text:list-item>
        <text:list-item>
          <text:p text:style-name="P470">BR248633883362H</text:p>
        </text:list-item>
        <text:list-item>
          <text:p text:style-name="P471">BR240991795342W</text:p>
        </text:list-item>
        <text:list-item>
          <text:p text:style-name="P472">BR249478780683Y</text:p>
        </text:list-item>
        <text:list-item>
          <text:p text:style-name="P473">BR249460217124N</text:p>
        </text:list-item>
        <text:list-item>
          <text:p text:style-name="P474">BR2408717763449</text:p>
        </text:list-item>
        <text:list-item>
          <text:p text:style-name="P475">BR241889814076E</text:p>
        </text:list-item>
        <text:list-item>
          <text:p text:style-name="P476">BR249389555721G</text:p>
        </text:list-item>
        <text:list-item>
          <text:p text:style-name="P477">BR242250222857P</text:p>
        </text:list-item>
        <text:list-item>
          <text:p text:style-name="P478">BR240374813448G</text:p>
        </text:list-item>
        <text:list-item>
          <text:p text:style-name="P479">BR2474181445181</text:p>
        </text:list-item>
        <text:list-item>
          <text:p text:style-name="P480">BR247931131191T</text:p>
        </text:list-item>
        <text:list-item>
          <text:p text:style-name="P481">BR246320067181P</text:p>
        </text:list-item>
        <text:list-item>
          <text:p text:style-name="P482">BR240317931508L</text:p>
        </text:list-item>
        <text:list-item>
          <text:p text:style-name="P483">BR245382012499Q</text:p>
        </text:list-item>
        <text:list-item>
          <text:p text:style-name="P484">BR2465554169658</text:p>
        </text:list-item>
        <text:list-item>
          <text:p text:style-name="P485">BR248476521111J</text:p>
        </text:list-item>
        <text:list-item>
          <text:p text:style-name="P486">BR2441098607623</text:p>
        </text:list-item>
        <text:list-item>
          <text:p text:style-name="P487">BR2460292258962</text:p>
        </text:list-item>
        <text:list-item>
          <text:p text:style-name="P488">BR241391146209T</text:p>
        </text:list-item>
        <text:list-item>
          <text:p text:style-name="P489">BR249643748995J</text:p>
        </text:list-item>
        <text:list-item>
          <text:p text:style-name="P490">BR2449722257158</text:p>
        </text:list-item>
        <text:list-item>
          <text:p text:style-name="P491">BR2438187938703</text:p>
        </text:list-item>
        <text:list-item>
          <text:p text:style-name="P492">BR242651080112M</text:p>
        </text:list-item>
        <text:list-item>
          <text:p text:style-name="P493">BR2407266344021</text:p>
        </text:list-item>
        <text:list-item>
          <text:p text:style-name="P494">BR2477209864460</text:p>
        </text:list-item>
        <text:list-item>
          <text:p text:style-name="P495">BR2451321976973</text:p>
        </text:list-item>
        <text:list-item>
          <text:p text:style-name="P496">BR2412722614262</text:p>
        </text:list-item>
        <text:list-item>
          <text:p text:style-name="P497">BR244436164888F</text:p>
        </text:list-item>
        <text:list-item>
          <text:p text:style-name="P498">BR2476613282700</text:p>
        </text:list-item>
        <text:list-item>
          <text:p text:style-name="P499">BR249330938300V</text:p>
        </text:list-item>
        <text:list-item>
          <text:p text:style-name="P500">BR249140421225W</text:p>
        </text:list-item>
        <text:list-item>
          <text:p text:style-name="P501">BR2427110428845</text:p>
        </text:list-item>
        <text:list-item>
          <text:p text:style-name="P502">BR241218636516W</text:p>
        </text:list-item>
        <text:list-item>
          <text:p text:style-name="P503">BR240971789192V</text:p>
        </text:list-item>
        <text:list-item>
          <text:p text:style-name="P504">BR246515919358P</text:p>
        </text:list-item>
        <text:list-item>
          <text:p text:style-name="P505">BR2405880886720</text:p>
        </text:list-item>
        <text:list-item>
          <text:p text:style-name="P506">BR240348535685Y</text:p>
        </text:list-item>
        <text:list-item>
          <text:p text:style-name="P507">BR2490979521046</text:p>
        </text:list-item>
        <text:list-item>
          <text:p text:style-name="P508">BR242574703632I</text:p>
        </text:list-item>
        <text:list-item>
          <text:p text:style-name="P509">BR241677241341Z</text:p>
        </text:list-item>
        <text:list-item>
          <text:p text:style-name="P510">BR248268796314K</text:p>
        </text:list-item>
        <text:list-item>
          <text:p text:style-name="P511">BR245518138289V</text:p>
        </text:list-item>
        <text:list-item>
          <text:p text:style-name="P512">BR247359866805T</text:p>
        </text:list-item>
        <text:list-item>
          <text:p text:style-name="P513">BR2443717989373</text:p>
        </text:list-item>
        <text:list-item>
          <text:p text:style-name="P514">BR249693792508X</text:p>
        </text:list-item>
        <text:list-item>
          <text:p text:style-name="P515">BR2416797409716</text:p>
        </text:list-item>
        <text:list-item>
          <text:p text:style-name="P516">BR248162498814C</text:p>
        </text:list-item>
        <text:list-item>
          <text:p text:style-name="P517">BR240663500540E</text:p>
        </text:list-item>
        <text:list-item>
          <text:p text:style-name="P518">BR247882403476F</text:p>
        </text:list-item>
        <text:list-item>
          <text:p text:style-name="P519">BR2496996733351</text:p>
        </text:list-item>
        <text:list-item>
          <text:p text:style-name="P520">BR2478524170551</text:p>
        </text:list-item>
        <text:list-item>
          <text:p text:style-name="P521">BR249853669767O</text:p>
        </text:list-item>
        <text:list-item>
          <text:p text:style-name="P522">BR244783643726Z</text:p>
        </text:list-item>
        <text:list-item>
          <text:p text:style-name="P523">BR240302034494M</text:p>
        </text:list-item>
        <text:list-item>
          <text:p text:style-name="P524">BR2434359602791</text:p>
        </text:list-item>
        <text:list-item>
          <text:p text:style-name="P525">BR2447105685988</text:p>
        </text:list-item>
        <text:list-item>
          <text:p text:style-name="P526">BR247833433468Y</text:p>
        </text:list-item>
        <text:list-item>
          <text:p text:style-name="P527">BR246145885508D</text:p>
        </text:list-item>
        <text:list-item>
          <text:p text:style-name="P528">BR245530799993S</text:p>
        </text:list-item>
        <text:list-item>
          <text:p text:style-name="P529">BR240269157085Y</text:p>
        </text:list-item>
        <text:list-item>
          <text:p text:style-name="P530">BR249995357081F</text:p>
        </text:list-item>
        <text:list-item>
          <text:p text:style-name="P531">BR2438275931985</text:p>
        </text:list-item>
        <text:list-item>
          <text:p text:style-name="P532">BR244990526813J</text:p>
        </text:list-item>
        <text:list-item>
          <text:p text:style-name="P533">BR2455436783542</text:p>
        </text:list-item>
        <text:list-item>
          <text:p text:style-name="P534">BR241736627364K</text:p>
        </text:list-item>
        <text:list-item>
          <text:p text:style-name="P535">BR245367538327I</text:p>
        </text:list-item>
        <text:list-item>
          <text:p text:style-name="P536">BR243034590921H</text:p>
        </text:list-item>
        <text:list-item>
          <text:p text:style-name="P537">BR246476561162R</text:p>
        </text:list-item>
        <text:list-item>
          <text:p text:style-name="P538">BR240722328789L</text:p>
        </text:list-item>
        <text:list-item>
          <text:p text:style-name="P539">BR244990776129X</text:p>
        </text:list-item>
        <text:list-item>
          <text:p text:style-name="P540">BR2461526569993</text:p>
        </text:list-item>
        <text:list-item>
          <text:p text:style-name="P541">BR2424456216232</text:p>
        </text:list-item>
        <text:list-item>
          <text:p text:style-name="P542">BR246811568154B</text:p>
        </text:list-item>
        <text:list-item>
          <text:p text:style-name="P543">BR2432835079133</text:p>
        </text:list-item>
        <text:list-item>
          <text:p text:style-name="P544">BR2414265839479</text:p>
        </text:list-item>
        <text:list-item>
          <text:p text:style-name="P545">BR247350459766Z</text:p>
        </text:list-item>
        <text:list-item>
          <text:p text:style-name="P546">BR2424333262880</text:p>
        </text:list-item>
        <text:list-item>
          <text:p text:style-name="P547">BR2435484636821</text:p>
        </text:list-item>
        <text:list-item>
          <text:p text:style-name="P548">BR2418969704008</text:p>
        </text:list-item>
        <text:list-item>
          <text:p text:style-name="P549">BR2413158704926</text:p>
        </text:list-item>
        <text:list-item>
          <text:p text:style-name="P550">BR2499054962816</text:p>
        </text:list-item>
        <text:list-item>
          <text:p text:style-name="P551">BR243359295860V</text:p>
        </text:list-item>
        <text:list-item>
          <text:p text:style-name="P552">BR2430424530000</text:p>
        </text:list-item>
        <text:list-item>
          <text:p text:style-name="P553">BR2406214509883</text:p>
        </text:list-item>
        <text:list-item>
          <text:p text:style-name="P554">BR2434451494680</text:p>
        </text:list-item>
        <text:list-item>
          <text:p text:style-name="P555">BR249513122183Z</text:p>
        </text:list-item>
        <text:list-item>
          <text:p text:style-name="P556">BR247626219672Y</text:p>
        </text:list-item>
        <text:list-item>
          <text:p text:style-name="P557">BR243881943579S</text:p>
        </text:list-item>
        <text:list-item>
          <text:p text:style-name="P558">BR2427853802322</text:p>
        </text:list-item>
        <text:list-item>
          <text:p text:style-name="P559">BR249725816982N</text:p>
        </text:list-item>
        <text:list-item>
          <text:p text:style-name="P560">BR248612590108Q</text:p>
        </text:list-item>
        <text:list-item>
          <text:p text:style-name="P561">BR245351189894S</text:p>
        </text:list-item>
        <text:list-item>
          <text:p text:style-name="P562">BR249424218484I</text:p>
        </text:list-item>
        <text:list-item>
          <text:p text:style-name="P563">BR2440376860060</text:p>
        </text:list-item>
        <text:list-item>
          <text:p text:style-name="P564">BR248886243805T</text:p>
        </text:list-item>
        <text:list-item>
          <text:p text:style-name="P565">BR248534148780H</text:p>
        </text:list-item>
        <text:list-item>
          <text:p text:style-name="P566">BR247316114134B</text:p>
        </text:list-item>
        <text:list-item>
          <text:p text:style-name="P567">BR2473110164767</text:p>
        </text:list-item>
        <text:list-item>
          <text:p text:style-name="P568">BR243378175766M</text:p>
        </text:list-item>
        <text:list-item>
          <text:p text:style-name="P569">BR2448813005717</text:p>
        </text:list-item>
        <text:list-item>
          <text:p text:style-name="P570">BR2434991150398</text:p>
        </text:list-item>
        <text:list-item>
          <text:p text:style-name="P571">BR244426486366S</text:p>
        </text:list-item>
        <text:list-item>
          <text:p text:style-name="P572">BR2435891854519</text:p>
        </text:list-item>
        <text:list-item>
          <text:p text:style-name="P573">BR244550562122A</text:p>
        </text:list-item>
        <text:list-item>
          <text:p text:style-name="P574">BR248803661187G</text:p>
        </text:list-item>
        <text:list-item>
          <text:p text:style-name="P575">BR240476736795C</text:p>
        </text:list-item>
        <text:list-item>
          <text:p text:style-name="P576">BR2447529760159</text:p>
        </text:list-item>
        <text:list-item>
          <text:p text:style-name="P577">BR240660827541H</text:p>
        </text:list-item>
        <text:list-item>
          <text:p text:style-name="P578">BR246861854646T</text:p>
        </text:list-item>
        <text:list-item>
          <text:p text:style-name="P579">BR2411875772352</text:p>
        </text:list-item>
        <text:list-item>
          <text:p text:style-name="P580">BR248380880913X</text:p>
        </text:list-item>
        <text:list-item>
          <text:p text:style-name="P581">BR247946106007G</text:p>
        </text:list-item>
        <text:list-item>
          <text:p text:style-name="P582">BR241366013227C</text:p>
        </text:list-item>
        <text:list-item>
          <text:p text:style-name="P583">BR247289035015B</text:p>
        </text:list-item>
        <text:list-item>
          <text:p text:style-name="P584">BR2488352570530</text:p>
        </text:list-item>
        <text:list-item>
          <text:p text:style-name="P585">BR244512206696M</text:p>
        </text:list-item>
        <text:list-item>
          <text:p text:style-name="P586">BR242593911123M</text:p>
        </text:list-item>
        <text:list-item>
          <text:p text:style-name="P587">BR249698963812L</text:p>
        </text:list-item>
        <text:list-item>
          <text:p text:style-name="P588">BR2444056972000</text:p>
        </text:list-item>
        <text:list-item>
          <text:p text:style-name="P589">BR249377313848O</text:p>
        </text:list-item>
        <text:list-item>
          <text:p text:style-name="P590">BR248235284865F</text:p>
        </text:list-item>
        <text:list-item>
          <text:p text:style-name="P591">BR242199392028H</text:p>
        </text:list-item>
        <text:list-item>
          <text:p text:style-name="P592">BR2419471333551</text:p>
        </text:list-item>
        <text:list-item>
          <text:p text:style-name="P593">BR2450418824160</text:p>
        </text:list-item>
        <text:list-item>
          <text:p text:style-name="P594"><text:span text:style-name="T595">BR244474361257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89<text:s/>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4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4T18:54:00Z</meta:creation-date>
    <dc:date>2024-07-24T18:5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9" meta:word-count="722" meta:character-count="4615" meta:row-count="32" meta:non-whitespace-character-count="3902"/>
  </office:meta>
</office:document-meta>
</file>